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T1" style:family="text">
      <style:text-properties fo:color="#ff0000" fo:font-size="15pt" style:font-size-asian="15pt" style:font-size-complex="15pt"/>
    </style:style>
    <style:style style:name="T2" style:family="text">
      <style:text-properties fo:color="#ff0000"/>
    </style:style>
    <style:style style:name="T3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DD</text:span></text:p>
      <text:p text:style-name="P1"><text:span text:style-name="T2">Table :</text:span></text:p>
      <text:p text:style-name="P3">-<text:span text:style-name="T3"> <text:s text:c="9"/></text:span>Refugié</text:p>
      <text:p text:style-name="P3">-<text:span text:style-name="T3"> <text:s text:c="9"/></text:span>Agent</text:p>
      <text:p text:style-name="P3">-<text:span text:style-name="T3"> <text:s text:c="9"/></text:span>Magasinier (gère les stocks)</text:p>
      <text:p text:style-name="P3">-<text:span text:style-name="T3"> <text:s text:c="9"/></text:span>Stock</text:p>
      <text:p text:style-name="P3">-<text:span text:style-name="T3"> <text:s text:c="9"/></text:span>Camp</text:p>
      <text:p text:style-name="P1"><text:span text:style-name="T2">Règle de gestion :</text:span></text:p>
      <text:p text:style-name="P3">-<text:span text:style-name="T3"> <text:s text:c="9"/></text:span>Un camp contient plusieurs refugiés &lt;=&gt; un refugiés appartient à un seul camp.</text:p>
      <text:p text:style-name="P3">-<text:span text:style-name="T3"> <text:s text:c="9"/></text:span>Un camp contient plusieurs magasiniers &lt;=&gt; un magasinier appartient à un seul camp.</text:p>
      <text:p text:style-name="P3">-<text:span text:style-name="T3"> <text:s text:c="9"/></text:span>Un camp a un seul stock &lt;=&gt; Un stock appartient à un seul camp.</text:p>
      <text:p text:style-name="P3">-<text:span text:style-name="T3"> <text:s text:c="9"/></text:span>Un camp contient plusieurs agents &lt;=&gt; un agent appartient à un seul camp. </text:p>
      <text:p text:style-name="P1"/>
      <text:p text:style-name="P1"/>
      <text:p text:style-name="P1">Dictionnaire des données : </text:p>
      <text:p text:style-name="P1">Table refugiers</text:p>
      <text:p text:style-name="P1">clef : texte</text:p>
      <text:p text:style-name="P1">nom <text:s/>: texte</text:p>
      <text:p text:style-name="P1">prenom : texte</text:p>
      <text:p text:style-name="P1">nationalite : texte</text:p>
      <text:p text:style-name="P1">mdp : texte</text:p>
      <text:p text:style-name="P1">sexe : char</text:p>
      <text:p text:style-name="P1">dateNais : date</text:p>
      <text:p text:style-name="P1">adresse : texte</text:p>
      <text:p text:style-name="P1"/>
      <text:p text:style-name="P1"><text:soft-page-break/>Table magasiniers</text:p>
      <text:p text:style-name="P1">clef : texte</text:p>
      <text:p text:style-name="P1">nom : texte</text:p>
      <text:p text:style-name="P1">prenom : texte</text:p>
      <text:p text:style-name="P1">adresse : texte</text:p>
      <text:p text:style-name="P1">mdp : texte</text:p>
      <text:p text:style-name="P1"/>
      <text:p text:style-name="P1">Table agents</text:p>
      <text:p text:style-name="P1">clef : texte</text:p>
      <text:p text:style-name="P1">nom : texte</text:p>
      <text:p text:style-name="P1">prenom : texte</text:p>
      <text:p text:style-name="P1">mdp : texte</text:p>
      <text:p text:style-name="P1"/>
      <text:p text:style-name="P1">Table camps</text:p>
      <text:p text:style-name="P1">id : adress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43" meta:character-count="788" meta:non-whitespace-character-count="596"/>
    <meta:generator>LibreOfficeDev/5.1.0.3$Linux_X86_64 LibreOffice_project/</meta:generator>
  </office:meta>
</office:document-meta>
</file>